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xceptionModel.addCatches( Collection catches , ExceptionContainer container , ClassDeclaration jclass , GenStrutsApp strutsApp , ForwardContainer forwardContain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enExceptionModel.GenExceptionModel( GenStrutsApp parentApp , AnnotationInstance annotation , ClassDeclaration jclass , ForwardContainer forwardContain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